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layout-cache" manifest:media-type="application/binary"/>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content.xml" manifest:media-type="text/xml"/>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Helvetica Neue1" svg:font-family="'Helvetica Neue'" style:font-adornments="Light" style:font-pitch="variable"/>
    <style:font-face style:name="Helvetica Neue" svg:font-family="'Helvetica Neu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paragraph-rsid="0016d301" style:font-name-asian="Arial1" style:font-size-asian="11pt" style:font-style-asian="normal" style:font-weight-asian="normal" style:font-name-complex="Arial1" style:font-size-complex="11pt" style:font-style-complex="normal" style:font-weight-complex="normal"/>
    </style:style>
    <style:style style:name="P2"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paragraph-rsid="001ca231" style:font-name-asian="Arial1" style:font-size-asian="11pt" style:font-style-asian="normal" style:font-weight-asian="normal" style:font-name-complex="Arial1" style:font-size-complex="11pt" style:font-style-complex="normal" style:font-weight-complex="normal"/>
    </style:style>
    <style:style style:name="P3"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4"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bold" officeooo:paragraph-rsid="0016d301" style:font-name-asian="Arial1" style:font-size-asian="11pt" style:font-style-asian="normal" style:font-weight-asian="bold" style:font-name-complex="Arial1" style:font-size-complex="11pt" style:font-style-complex="normal" style:font-weight-complex="bold"/>
    </style:style>
    <style:style style:name="P5"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bold" officeooo:paragraph-rsid="001cf7f8"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officeooo:paragraph-rsid="0016d301"/>
    </style:style>
    <style:style style:name="P8" style:family="paragraph" style:parent-style-name="Standard">
      <style:paragraph-properties fo:margin-left="0mm" fo:margin-right="0mm" fo:margin-top="0mm" fo:margin-bottom="0mm" loext:contextual-spacing="false" fo:line-height="100%" fo:text-align="center" style:justify-single-word="false" fo:text-indent="0mm" style:auto-text-indent="false" style:writing-mode="lr-tb"/>
      <style:text-properties fo:color="#000000" style:text-line-through-style="none" style:text-line-through-type="none" style:font-name="Arial1"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9" style:family="paragraph" style:parent-style-name="Standard">
      <style:paragraph-properties fo:margin-left="0mm" fo:margin-right="0mm" fo:margin-top="0mm" fo:margin-bottom="0mm" loext:contextual-spacing="false" fo:line-height="100%" fo:text-align="center" style:justify-single-word="false" fo:text-indent="0mm" style:auto-text-indent="false" style:writing-mode="lr-tb"/>
      <style:text-properties fo:color="#000000" style:text-line-through-style="none" style:text-line-through-type="none" style:font-name="Arial1" fo:font-size="11pt" fo:font-style="normal" style:text-underline-style="none" fo:font-weight="normal" officeooo:paragraph-rsid="001cf7f8" style:font-name-asian="Arial1" style:font-size-asian="11pt" style:font-style-asian="normal" style:font-weight-asian="normal" style:font-name-complex="Arial1" style:font-size-complex="11pt" style:font-style-complex="normal" style:font-weight-complex="normal"/>
    </style:style>
    <style:style style:name="P10" style:family="paragraph" style:parent-style-name="Text_20_body">
      <style:text-properties officeooo:rsid="00106d26" officeooo:paragraph-rsid="00106d26"/>
    </style:style>
    <style:style style:name="P11" style:family="paragraph" style:parent-style-name="Text_20_body">
      <style:text-properties officeooo:rsid="00106d26" officeooo:paragraph-rsid="00b0cf38"/>
    </style:style>
    <style:style style:name="P12" style:family="paragraph" style:parent-style-name="Text_20_body">
      <style:text-properties officeooo:rsid="0016d301" officeooo:paragraph-rsid="0016d301"/>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officeooo:rsid="001ebe98" officeooo:paragraph-rsid="001ebe98" style:font-style-asian="normal" style:font-style-complex="normal"/>
    </style:style>
    <style:style style:name="P15" style:family="paragraph" style:parent-style-name="Text_20_body">
      <style:text-properties fo:font-style="normal" officeooo:rsid="0020bc07" officeooo:paragraph-rsid="0020bc07" style:font-style-asian="normal" style:font-style-complex="normal"/>
    </style:style>
    <style:style style:name="P16" style:family="paragraph" style:parent-style-name="Text_20_body">
      <style:text-properties fo:font-style="normal" officeooo:rsid="00235f4e" officeooo:paragraph-rsid="00235f4e" style:font-style-asian="normal" style:font-style-complex="normal"/>
    </style:style>
    <style:style style:name="P17" style:family="paragraph" style:parent-style-name="Text_20_body">
      <style:text-properties fo:font-style="normal" officeooo:rsid="002cadd9" officeooo:paragraph-rsid="002cadd9" style:font-style-asian="normal" style:font-style-complex="normal"/>
    </style:style>
    <style:style style:name="P18" style:family="paragraph" style:parent-style-name="Text_20_body">
      <style:text-properties fo:font-style="normal" officeooo:rsid="002e6c90" officeooo:paragraph-rsid="002e6c90" style:font-style-asian="normal" style:font-style-complex="normal"/>
    </style:style>
    <style:style style:name="P19" style:family="paragraph" style:parent-style-name="Text_20_body">
      <style:text-properties fo:font-style="normal" officeooo:rsid="002f8ee0" officeooo:paragraph-rsid="002f8ee0" style:font-style-asian="normal" style:font-style-complex="normal"/>
    </style:style>
    <style:style style:name="P20" style:family="paragraph" style:parent-style-name="Text_20_body">
      <style:text-properties fo:font-style="normal" officeooo:rsid="003011ab" officeooo:paragraph-rsid="003011ab" style:font-style-asian="normal" style:font-style-complex="normal"/>
    </style:style>
    <style:style style:name="P21" style:family="paragraph" style:parent-style-name="Text_20_body">
      <style:text-properties fo:font-style="normal" officeooo:rsid="001ca231" officeooo:paragraph-rsid="001ca231" style:font-style-asian="normal" style:font-style-complex="normal"/>
    </style:style>
    <style:style style:name="P22" style:family="paragraph" style:parent-style-name="Text_20_body">
      <style:text-properties fo:font-style="normal" officeooo:rsid="00478c62" officeooo:paragraph-rsid="00468bd2" style:font-style-asian="normal" style:font-style-complex="normal"/>
    </style:style>
    <style:style style:name="P23" style:family="paragraph" style:parent-style-name="Text_20_body">
      <style:text-properties fo:font-style="normal" officeooo:rsid="0059b0e8" officeooo:paragraph-rsid="0059b0e8" style:font-style-asian="normal" style:font-style-complex="normal"/>
    </style:style>
    <style:style style:name="P24" style:family="paragraph" style:parent-style-name="Text_20_body">
      <style:text-properties fo:font-style="normal" officeooo:rsid="0059b0e8" officeooo:paragraph-rsid="00bbf2cd" style:font-style-asian="normal" style:font-style-complex="normal"/>
    </style:style>
    <style:style style:name="P25" style:family="paragraph" style:parent-style-name="Text_20_body">
      <style:text-properties fo:font-style="normal" officeooo:paragraph-rsid="00180db4" style:font-style-asian="normal" style:font-style-complex="normal"/>
    </style:style>
    <style:style style:name="P26" style:family="paragraph" style:parent-style-name="Text_20_body">
      <style:text-properties fo:font-style="normal" officeooo:rsid="00180db4" officeooo:paragraph-rsid="00180db4" style:font-style-asian="normal" style:font-style-complex="normal"/>
    </style:style>
    <style:style style:name="P27" style:family="paragraph" style:parent-style-name="Text_20_body">
      <style:text-properties fo:font-style="normal" officeooo:rsid="006a4c0a" officeooo:paragraph-rsid="00669548" style:font-style-asian="normal" style:font-style-complex="normal"/>
    </style:style>
    <style:style style:name="P28" style:family="paragraph" style:parent-style-name="Text_20_body">
      <style:text-properties fo:font-style="normal" officeooo:rsid="006aee97" officeooo:paragraph-rsid="006aee97" style:font-style-asian="normal" style:font-style-complex="normal"/>
    </style:style>
    <style:style style:name="P29" style:family="paragraph" style:parent-style-name="Text_20_body">
      <style:text-properties fo:font-style="normal" officeooo:rsid="00904dea" officeooo:paragraph-rsid="00904dea" style:font-style-asian="normal" style:font-style-complex="normal"/>
    </style:style>
    <style:style style:name="P30" style:family="paragraph" style:parent-style-name="Text_20_body">
      <style:text-properties fo:font-style="normal" officeooo:rsid="0053bfae" officeooo:paragraph-rsid="0053bfae" style:font-style-asian="normal" style:font-style-complex="normal"/>
    </style:style>
    <style:style style:name="P31" style:family="paragraph" style:parent-style-name="Text_20_body">
      <style:text-properties fo:font-style="normal" officeooo:rsid="009a1ad8" officeooo:paragraph-rsid="009a1ad8" style:font-style-asian="normal" style:font-style-complex="normal"/>
    </style:style>
    <style:style style:name="P32" style:family="paragraph" style:parent-style-name="Text_20_body">
      <style:text-properties fo:font-style="normal" officeooo:rsid="006c6ad6" officeooo:paragraph-rsid="00669548" style:font-style-asian="normal" style:font-style-complex="normal"/>
    </style:style>
    <style:style style:name="P33" style:family="paragraph" style:parent-style-name="Text_20_body">
      <style:text-properties fo:font-style="normal" officeooo:rsid="00a241f4" officeooo:paragraph-rsid="00a241f4" style:font-style-asian="normal" style:font-style-complex="normal"/>
    </style:style>
    <style:style style:name="P34" style:family="paragraph" style:parent-style-name="Text_20_body">
      <style:text-properties fo:font-style="normal" officeooo:rsid="00b6e70e" officeooo:paragraph-rsid="00b6e70e" style:font-style-asian="normal" style:font-style-complex="normal"/>
    </style:style>
    <style:style style:name="P35" style:family="paragraph" style:parent-style-name="Text_20_body">
      <style:text-properties fo:font-style="normal" fo:font-weight="normal" officeooo:rsid="005d4f72" officeooo:paragraph-rsid="005c9f8d" style:font-style-asian="normal" style:font-weight-asian="normal" style:font-style-complex="normal" style:font-weight-complex="normal"/>
    </style:style>
    <style:style style:name="P36" style:family="paragraph" style:parent-style-name="Text_20_body">
      <style:text-properties fo:font-style="italic" officeooo:rsid="001ca231" style:font-style-asian="italic" style:font-style-complex="italic"/>
    </style:style>
    <style:style style:name="P37" style:family="paragraph" style:parent-style-name="Text_20_body">
      <style:text-properties fo:font-style="italic" officeooo:paragraph-rsid="0016d301" style:font-style-asian="italic" style:font-style-complex="italic"/>
    </style:style>
    <style:style style:name="P38" style:family="paragraph" style:parent-style-name="Text_20_body">
      <style:text-properties officeooo:rsid="0037e593" officeooo:paragraph-rsid="0037e593"/>
    </style:style>
    <style:style style:name="P39" style:family="paragraph" style:parent-style-name="Text_20_body">
      <style:text-properties officeooo:paragraph-rsid="0037e593"/>
    </style:style>
    <style:style style:name="P40" style:family="paragraph" style:parent-style-name="Text_20_body">
      <style:text-properties officeooo:rsid="003c4854" officeooo:paragraph-rsid="003c4854"/>
    </style:style>
    <style:style style:name="P41" style:family="paragraph" style:parent-style-name="Text_20_body">
      <style:text-properties officeooo:rsid="003d97c5" officeooo:paragraph-rsid="003d97c5"/>
    </style:style>
    <style:style style:name="P42" style:family="paragraph" style:parent-style-name="Text_20_body">
      <style:text-properties officeooo:rsid="0042a1e4" officeooo:paragraph-rsid="0042a1e4"/>
    </style:style>
    <style:style style:name="P43" style:family="paragraph" style:parent-style-name="Text_20_body">
      <style:text-properties officeooo:rsid="004428dc" officeooo:paragraph-rsid="00468bd2"/>
    </style:style>
    <style:style style:name="P44" style:family="paragraph" style:parent-style-name="Text_20_body">
      <style:text-properties officeooo:rsid="00484b1f" officeooo:paragraph-rsid="00484b1f"/>
    </style:style>
    <style:style style:name="P45" style:family="paragraph" style:parent-style-name="Text_20_body">
      <style:text-properties officeooo:rsid="004ba815" officeooo:paragraph-rsid="004ba815"/>
    </style:style>
    <style:style style:name="P46" style:family="paragraph" style:parent-style-name="Text_20_body">
      <style:text-properties officeooo:rsid="004e6b68" officeooo:paragraph-rsid="004e6b68"/>
    </style:style>
    <style:style style:name="P47" style:family="paragraph" style:parent-style-name="Text_20_body">
      <style:text-properties officeooo:rsid="004eaed8" officeooo:paragraph-rsid="004eaed8"/>
    </style:style>
    <style:style style:name="P48" style:family="paragraph" style:parent-style-name="Text_20_body">
      <style:text-properties officeooo:rsid="0059b0e8" officeooo:paragraph-rsid="0059b0e8"/>
    </style:style>
    <style:style style:name="P49" style:family="paragraph" style:parent-style-name="Text_20_body">
      <style:text-properties officeooo:rsid="005a07b4" officeooo:paragraph-rsid="005a07b4"/>
    </style:style>
    <style:style style:name="P50" style:family="paragraph" style:parent-style-name="Text_20_body">
      <style:text-properties officeooo:rsid="005c9f8d" officeooo:paragraph-rsid="005c9f8d"/>
    </style:style>
    <style:style style:name="P51" style:family="paragraph" style:parent-style-name="Text_20_body">
      <style:text-properties officeooo:paragraph-rsid="005c9f8d"/>
    </style:style>
    <style:style style:name="P52" style:family="paragraph" style:parent-style-name="Text_20_body">
      <style:text-properties officeooo:rsid="00657758" officeooo:paragraph-rsid="00657758"/>
    </style:style>
    <style:style style:name="P53" style:family="paragraph" style:parent-style-name="Text_20_body">
      <style:text-properties officeooo:rsid="00657758" officeooo:paragraph-rsid="005c9f8d"/>
    </style:style>
    <style:style style:name="P54" style:family="paragraph" style:parent-style-name="Text_20_body">
      <style:text-properties officeooo:rsid="00669548" officeooo:paragraph-rsid="00669548"/>
    </style:style>
    <style:style style:name="P55" style:family="paragraph" style:parent-style-name="Text_20_body">
      <style:text-properties officeooo:rsid="006aee97" officeooo:paragraph-rsid="006aee97"/>
    </style:style>
    <style:style style:name="P56" style:family="paragraph" style:parent-style-name="Text_20_body">
      <style:text-properties officeooo:rsid="006aee97" officeooo:paragraph-rsid="006c6ad6"/>
    </style:style>
    <style:style style:name="P57" style:family="paragraph" style:parent-style-name="Text_20_body">
      <style:text-properties officeooo:rsid="0071b4f0" officeooo:paragraph-rsid="0071b4f0"/>
    </style:style>
    <style:style style:name="P58" style:family="paragraph" style:parent-style-name="Text_20_body">
      <style:text-properties officeooo:rsid="007557af" officeooo:paragraph-rsid="007a07fd"/>
    </style:style>
    <style:style style:name="P59" style:family="paragraph" style:parent-style-name="Text_20_body">
      <style:text-properties officeooo:rsid="007badbe" officeooo:paragraph-rsid="007badbe"/>
    </style:style>
    <style:style style:name="P60" style:family="paragraph" style:parent-style-name="Text_20_body">
      <style:text-properties officeooo:rsid="007d7606" officeooo:paragraph-rsid="007fd409"/>
    </style:style>
    <style:style style:name="P61" style:family="paragraph" style:parent-style-name="Text_20_body">
      <style:text-properties officeooo:rsid="0081cae3" officeooo:paragraph-rsid="0081cae3"/>
    </style:style>
    <style:style style:name="P62" style:family="paragraph" style:parent-style-name="Text_20_body">
      <style:text-properties officeooo:rsid="00847ed9" officeooo:paragraph-rsid="00847ed9"/>
    </style:style>
    <style:style style:name="P63" style:family="paragraph" style:parent-style-name="Text_20_body">
      <style:text-properties officeooo:rsid="0085482e" officeooo:paragraph-rsid="00896c2d"/>
    </style:style>
    <style:style style:name="P64" style:family="paragraph" style:parent-style-name="Text_20_body">
      <style:text-properties officeooo:rsid="008e84e7" officeooo:paragraph-rsid="008e84e7"/>
    </style:style>
    <style:style style:name="P65" style:family="paragraph" style:parent-style-name="Text_20_body">
      <style:text-properties officeooo:rsid="008e84e7" officeooo:paragraph-rsid="008fa4b4"/>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officeooo:rsid="00180db4" officeooo:paragraph-rsid="000f9b91"/>
    </style:style>
    <style:style style:name="P68" style:family="paragraph" style:parent-style-name="Text_20_body">
      <style:text-properties officeooo:rsid="00957264" officeooo:paragraph-rsid="00957264"/>
    </style:style>
    <style:style style:name="P69" style:family="paragraph" style:parent-style-name="Text_20_body">
      <style:text-properties officeooo:rsid="00984f09" officeooo:paragraph-rsid="00984f09"/>
    </style:style>
    <style:style style:name="P70" style:family="paragraph" style:parent-style-name="Text_20_body">
      <style:text-properties officeooo:rsid="009a1ad8" officeooo:paragraph-rsid="009a1ad8"/>
    </style:style>
    <style:style style:name="P71" style:family="paragraph" style:parent-style-name="Text_20_body">
      <style:text-properties officeooo:rsid="0039c26e" officeooo:paragraph-rsid="0037e593"/>
    </style:style>
    <style:style style:name="P72" style:family="paragraph" style:parent-style-name="Text_20_body">
      <style:text-properties officeooo:rsid="003d129e" officeooo:paragraph-rsid="00a1f3f9"/>
    </style:style>
    <style:style style:name="P73" style:family="paragraph" style:parent-style-name="Text_20_body">
      <style:text-properties officeooo:rsid="007a07fd" officeooo:paragraph-rsid="007a07fd"/>
    </style:style>
    <style:style style:name="P74" style:family="paragraph" style:parent-style-name="Text_20_body">
      <style:text-properties officeooo:rsid="00a241f4" officeooo:paragraph-rsid="00a65fa0"/>
    </style:style>
    <style:style style:name="P75" style:family="paragraph" style:parent-style-name="Text_20_body">
      <style:text-properties officeooo:rsid="00a2446c" officeooo:paragraph-rsid="00a47c2f"/>
    </style:style>
    <style:style style:name="P76" style:family="paragraph" style:parent-style-name="Text_20_body">
      <style:text-properties officeooo:rsid="00a65fa0" officeooo:paragraph-rsid="00a65fa0"/>
    </style:style>
    <style:style style:name="P77" style:family="paragraph" style:parent-style-name="Text_20_body">
      <style:text-properties officeooo:rsid="00a9a048" officeooo:paragraph-rsid="00a9a048"/>
    </style:style>
    <style:style style:name="P78" style:family="paragraph" style:parent-style-name="Text_20_body">
      <style:text-properties officeooo:rsid="003432ff" officeooo:paragraph-rsid="00b51233"/>
    </style:style>
    <style:style style:name="P79" style:family="paragraph" style:parent-style-name="Text_20_body">
      <style:text-properties officeooo:rsid="0034da9c" officeooo:paragraph-rsid="00b51233"/>
    </style:style>
    <style:style style:name="P80" style:family="paragraph" style:parent-style-name="Text_20_body">
      <style:paragraph-properties fo:text-align="start" style:justify-single-word="false"/>
      <style:text-properties officeooo:paragraph-rsid="00b918a4"/>
    </style:style>
    <style:style style:name="P81" style:family="paragraph" style:parent-style-name="Standard">
      <style:paragraph-properties fo:margin-top="0mm" fo:margin-bottom="0mm" loext:contextual-spacing="false" fo:line-height="100%" fo:break-before="auto" fo:break-after="auto" style:writing-mode="lr-tb"/>
      <style:text-properties fo:font-size="10pt" style:font-size-asian="10pt" style:font-size-complex="10pt"/>
    </style:style>
    <style:style style:name="P82" style:family="paragraph" style:parent-style-name="Text_20_body">
      <style:paragraph-properties fo:break-before="page"/>
      <style:text-properties officeooo:rsid="0059b0e8" officeooo:paragraph-rsid="0059b0e8"/>
    </style:style>
    <style:style style:name="P83" style:family="paragraph" style:parent-style-name="Text_20_body">
      <style:paragraph-properties fo:break-before="page"/>
      <style:text-properties fo:font-style="normal" officeooo:rsid="0053bfae" officeooo:paragraph-rsid="0053bfae" style:font-style-asian="normal" style:font-style-complex="normal"/>
    </style:style>
    <style:style style:name="P84" style:family="paragraph" style:parent-style-name="Footnote">
      <style:text-properties officeooo:rsid="003d129e" officeooo:paragraph-rsid="003d129e"/>
    </style:style>
    <style:style style:name="P85" style:family="paragraph" style:parent-style-name="Footnote">
      <style:text-properties officeooo:rsid="00537b6e" officeooo:paragraph-rsid="00537b6e"/>
    </style:style>
    <style:style style:name="P86" style:family="paragraph" style:parent-style-name="Footnote">
      <style:text-properties officeooo:rsid="00b6e70e" officeooo:paragraph-rsid="00b6e70e"/>
    </style:style>
    <style:style style:name="P87" style:family="paragraph" style:parent-style-name="Table">
      <style:text-properties officeooo:paragraph-rsid="007e3bd1"/>
    </style:style>
    <style:style style:name="P88" style:family="paragraph" style:parent-style-name="Table">
      <style:text-properties officeooo:paragraph-rsid="009a1ad8"/>
    </style:style>
    <style:style style:name="P89" style:family="paragraph" style:parent-style-name="Illustration">
      <style:text-properties officeooo:paragraph-rsid="007e3bd1"/>
    </style:style>
    <style:style style:name="P90" style:family="paragraph" style:parent-style-name="Quotations">
      <style:text-properties officeooo:paragraph-rsid="00b51233"/>
    </style:style>
    <style:style style:name="P91" style:family="paragraph" style:parent-style-name="Contents_20_3">
      <style:paragraph-properties>
        <style:tab-stops>
          <style:tab-stop style:position="160.02mm" style:type="right" style:leader-style="dotted" style:leader-text="."/>
        </style:tab-stops>
      </style:paragraph-properties>
    </style:style>
    <style:style style:name="P92" style:family="paragraph" style:parent-style-name="Contents_20_1">
      <style:paragraph-properties>
        <style:tab-stops>
          <style:tab-stop style:position="170mm" style:type="right" style:leader-style="dotted" style:leader-text="."/>
        </style:tab-stops>
      </style:paragraph-properties>
    </style:style>
    <style:style style:name="P93" style:family="paragraph" style:parent-style-name="Contents_20_2">
      <style:paragraph-properties>
        <style:tab-stops>
          <style:tab-stop style:position="165.01mm" style:type="right" style:leader-style="dotted" style:leader-text="."/>
        </style:tab-stops>
      </style:paragraph-properties>
    </style:style>
    <style:style style:name="P94" style:family="paragraph" style:parent-style-name="Heading_20_3">
      <style:text-properties officeooo:rsid="004428dc"/>
    </style:style>
    <style:style style:name="P95" style:family="paragraph" style:parent-style-name="Heading_20_3">
      <style:text-properties fo:font-style="normal" style:font-style-asian="normal" style:font-style-complex="normal"/>
    </style:style>
    <style:style style:name="P96" style:family="paragraph" style:parent-style-name="Heading_20_3">
      <style:text-properties fo:font-style="normal" officeooo:rsid="00a241f4" officeooo:paragraph-rsid="00a241f4" style:font-style-asian="normal" style:font-style-complex="normal"/>
    </style:style>
    <style:style style:name="P97" style:family="paragraph" style:parent-style-name="Heading_20_2">
      <style:text-properties officeooo:rsid="005a07b4"/>
    </style:style>
    <style:style style:name="P98" style:family="paragraph" style:parent-style-name="Text_20_body" style:list-style-name="L1"/>
    <style:style style:name="P99" style:family="paragraph" style:parent-style-name="Text_20_body" style:list-style-name="L2"/>
    <style:style style:name="P100" style:family="paragraph" style:parent-style-name="Text_20_body" style:list-style-name="L2">
      <style:text-properties officeooo:rsid="00b6e70e" officeooo:paragraph-rsid="00b6e70e"/>
    </style:style>
    <style:style style:name="P101" style:family="paragraph" style:parent-style-name="Text_20_body" style:list-style-name="L3"/>
    <style:style style:name="P102" style:family="paragraph" style:parent-style-name="Text_20_body" style:list-style-name="L4"/>
    <style:style style:name="P103" style:family="paragraph" style:parent-style-name="Text_20_body" style:list-style-name="L4">
      <style:text-properties officeooo:rsid="00128986" officeooo:paragraph-rsid="001450f5"/>
    </style:style>
    <style:style style:name="P104" style:family="paragraph" style:parent-style-name="Text_20_body" style:list-style-name="L4">
      <style:text-properties officeooo:rsid="001450f5" officeooo:paragraph-rsid="001450f5"/>
    </style:style>
    <style:style style:name="P105" style:family="paragraph" style:parent-style-name="Text_20_body" style:list-style-name="L5">
      <style:text-properties officeooo:paragraph-rsid="0016d301"/>
    </style:style>
    <style:style style:name="P106" style:family="paragraph" style:parent-style-name="Text_20_body" style:list-style-name="L5">
      <style:text-properties officeooo:rsid="0016d301" officeooo:paragraph-rsid="0016d301"/>
    </style:style>
    <style:style style:name="P107" style:family="paragraph" style:parent-style-name="Text_20_body" style:list-style-name="L6">
      <style:text-properties fo:font-style="normal" officeooo:rsid="00180db4" officeooo:paragraph-rsid="00180db4" style:font-style-asian="normal" style:font-style-complex="normal"/>
    </style:style>
    <style:style style:name="P108" style:family="paragraph" style:parent-style-name="Text_20_body" style:list-style-name="L6">
      <style:text-properties fo:font-style="normal" officeooo:rsid="001bbabb" officeooo:paragraph-rsid="001cf7f8" style:font-style-asian="normal" style:font-style-complex="normal"/>
    </style:style>
    <style:style style:name="P109" style:family="paragraph" style:parent-style-name="Text_20_body" style:list-style-name="L7">
      <style:text-properties fo:font-style="normal" officeooo:rsid="002f8ee0" officeooo:paragraph-rsid="002f8ee0" style:font-style-asian="normal" style:font-style-complex="normal"/>
    </style:style>
    <style:style style:name="P110" style:family="paragraph" style:parent-style-name="Text_20_body" style:list-style-name="L7">
      <style:text-properties fo:font-style="normal" officeooo:rsid="002f8ee0" officeooo:paragraph-rsid="003011ab" style:font-style-asian="normal" style:font-style-complex="normal"/>
    </style:style>
    <style:style style:name="P111" style:family="paragraph" style:parent-style-name="Text_20_body" style:list-style-name="L7">
      <style:text-properties fo:font-style="normal" officeooo:rsid="003011ab" officeooo:paragraph-rsid="003011ab" style:font-style-asian="normal" style:font-style-complex="normal"/>
    </style:style>
    <style:style style:name="P112" style:family="paragraph" style:parent-style-name="Text_20_body" style:list-style-name="L9">
      <style:text-properties fo:font-style="normal" officeooo:rsid="003011ab" officeooo:paragraph-rsid="003011ab" style:font-style-asian="normal" style:font-style-complex="normal"/>
    </style:style>
    <style:style style:name="P113" style:family="paragraph" style:parent-style-name="Text_20_body" style:list-style-name="L8">
      <style:text-properties fo:font-style="normal" officeooo:rsid="002bea70" officeooo:paragraph-rsid="002bea70" style:font-style-asian="normal" style:font-style-complex="normal"/>
    </style:style>
    <style:style style:name="P114" style:family="paragraph" style:parent-style-name="Text_20_body" style:list-style-name="L14">
      <style:text-properties fo:font-style="normal" officeooo:rsid="0092f61f" officeooo:paragraph-rsid="0092f61f" style:font-style-asian="normal" style:font-style-complex="normal"/>
    </style:style>
    <style:style style:name="P115" style:family="paragraph" style:parent-style-name="Text_20_body" style:list-style-name="L8">
      <style:text-properties fo:font-style="normal" fo:font-weight="bold" officeooo:rsid="002c334f" officeooo:paragraph-rsid="002c334f" style:font-style-asian="normal" style:font-weight-asian="bold" style:font-style-complex="normal" style:font-weight-complex="bold"/>
    </style:style>
    <style:style style:name="P116" style:family="paragraph" style:parent-style-name="Text_20_body" style:list-style-name="L9">
      <style:text-properties officeooo:rsid="003011ab" officeooo:paragraph-rsid="003011ab"/>
    </style:style>
    <style:style style:name="P117" style:family="paragraph" style:parent-style-name="Text_20_body" style:list-style-name="L10">
      <style:text-properties officeooo:rsid="003c4854" officeooo:paragraph-rsid="003c4854"/>
    </style:style>
    <style:style style:name="P118" style:family="paragraph" style:parent-style-name="Text_20_body" style:list-style-name="L10">
      <style:text-properties officeooo:rsid="003d129e" officeooo:paragraph-rsid="0051762b"/>
    </style:style>
    <style:style style:name="P119" style:family="paragraph" style:parent-style-name="Text_20_body" style:list-style-name="L11">
      <style:text-properties officeooo:rsid="003d97c5" officeooo:paragraph-rsid="003d97c5"/>
    </style:style>
    <style:style style:name="P120" style:family="paragraph" style:parent-style-name="Text_20_body" style:list-style-name="L11">
      <style:text-properties officeooo:rsid="003d97c5" officeooo:paragraph-rsid="003ecd09"/>
    </style:style>
    <style:style style:name="P121" style:family="paragraph" style:parent-style-name="Text_20_body" style:list-style-name="L11">
      <style:text-properties officeooo:rsid="003ecd09" officeooo:paragraph-rsid="0051762b"/>
    </style:style>
    <style:style style:name="P122" style:family="paragraph" style:parent-style-name="Text_20_body" style:list-style-name="L11">
      <style:text-properties officeooo:rsid="008bc7d4" officeooo:paragraph-rsid="008bc7d4"/>
    </style:style>
    <style:style style:name="P123" style:family="paragraph" style:parent-style-name="Text_20_body" style:list-style-name="L12">
      <style:text-properties officeooo:rsid="004e6b68" officeooo:paragraph-rsid="004e6b68"/>
    </style:style>
    <style:style style:name="P124" style:family="paragraph" style:parent-style-name="Text_20_body" style:list-style-name="L13">
      <style:text-properties officeooo:rsid="004e6b68" officeooo:paragraph-rsid="004e6b68"/>
    </style:style>
    <style:style style:name="P125" style:family="paragraph" style:parent-style-name="Text_20_body" style:list-style-name="L13">
      <style:text-properties officeooo:rsid="004fb9ba" officeooo:paragraph-rsid="004ff875"/>
    </style:style>
    <style:style style:name="P126" style:family="paragraph" style:parent-style-name="Text_20_body" style:list-style-name="L15">
      <style:text-properties officeooo:rsid="0053bfae" officeooo:paragraph-rsid="0053bfae"/>
    </style:style>
    <style:style style:name="P127" style:family="paragraph" style:parent-style-name="Heading_20_1">
      <style:text-properties officeooo:rsid="003308b8" officeooo:paragraph-rsid="003308b8"/>
    </style:style>
    <style:style style:name="P128" style:family="paragraph" style:parent-style-name="Heading_20_1">
      <style:text-properties officeooo:paragraph-rsid="003308b8"/>
    </style:style>
    <style:style style:name="P129" style:family="paragraph" style:parent-style-name="Heading_20_1">
      <style:text-properties fo:font-style="normal" style:font-style-asian="normal" style:font-style-complex="normal"/>
    </style:style>
    <style:style style:name="P130" style:family="paragraph" style:parent-style-name="Heading_20_1">
      <style:text-properties fo:font-style="normal" officeooo:rsid="0059b0e8" style:font-style-asian="normal" style:font-style-complex="normal"/>
    </style:style>
    <style:style style:name="P131" style:family="paragraph" style:parent-style-name="Heading_20_1">
      <style:paragraph-properties fo:break-before="page"/>
    </style:style>
    <style:style style:name="T1" style:family="text">
      <style:text-properties officeooo:rsid="00957264"/>
    </style:style>
    <style:style style:name="T2" style:family="text">
      <style:text-properties fo:font-style="italic" style:font-style-asian="italic" style:font-style-complex="italic"/>
    </style:style>
    <style:style style:name="T3" style:family="text">
      <style:text-properties fo:font-style="italic" officeooo:rsid="001450f5" style:font-style-asian="italic" style:font-style-complex="italic"/>
    </style:style>
    <style:style style:name="T4" style:family="text">
      <style:text-properties fo:font-style="italic" officeooo:rsid="001ca231" style:font-style-asian="italic" style:font-style-complex="italic"/>
    </style:style>
    <style:style style:name="T5" style:family="text">
      <style:text-properties fo:font-style="italic" officeooo:rsid="00106d26" style:font-style-asian="italic" style:font-style-complex="italic"/>
    </style:style>
    <style:style style:name="T6" style:family="text">
      <style:text-properties fo:font-style="italic" officeooo:rsid="003d97c5" style:font-style-asian="italic" style:font-style-complex="italic"/>
    </style:style>
    <style:style style:name="T7" style:family="text">
      <style:text-properties fo:font-style="italic" officeooo:rsid="00478c62" style:font-style-asian="italic" style:font-style-complex="italic"/>
    </style:style>
    <style:style style:name="T8" style:family="text">
      <style:text-properties fo:font-style="italic" officeooo:rsid="00484b1f" style:font-style-asian="italic" style:font-style-complex="italic"/>
    </style:style>
    <style:style style:name="T9" style:family="text">
      <style:text-properties fo:font-style="italic" officeooo:rsid="0049e0b4" style:font-style-asian="italic" style:font-style-complex="italic"/>
    </style:style>
    <style:style style:name="T10" style:family="text">
      <style:text-properties fo:font-style="italic" officeooo:rsid="004ff875" style:font-style-asian="italic" style:font-style-complex="italic"/>
    </style:style>
    <style:style style:name="T11" style:family="text">
      <style:text-properties fo:font-style="italic" officeooo:rsid="0085482e" style:font-style-asian="italic" style:font-style-complex="italic"/>
    </style:style>
    <style:style style:name="T12" style:family="text">
      <style:text-properties fo:font-style="italic" officeooo:rsid="00a2446c" style:font-style-asian="italic" style:font-style-complex="italic"/>
    </style:style>
    <style:style style:name="T13" style:family="text">
      <style:text-properties fo:font-style="italic" officeooo:rsid="00a3907c" style:font-style-asian="italic" style:font-style-complex="italic"/>
    </style:style>
    <style:style style:name="T14" style:family="text">
      <style:text-properties fo:font-style="italic" officeooo:rsid="00b16b4c" style:font-style-asian="italic" style:font-style-complex="italic"/>
    </style:style>
    <style:style style:name="T15" style:family="text">
      <style:text-properties fo:font-style="italic" officeooo:rsid="00b3d01a" style:font-style-asian="italic" style:font-style-complex="italic"/>
    </style:style>
    <style:style style:name="T16" style:family="text">
      <style:text-properties officeooo:rsid="001450f5"/>
    </style:style>
    <style:style style:name="T17" style:family="text">
      <style:text-properties officeooo:rsid="001530e7"/>
    </style:style>
    <style:style style:name="T18" style:family="text">
      <style:text-properties fo:font-weight="bold" style:font-weight-asian="bold" style:font-weight-complex="bold"/>
    </style:style>
    <style:style style:name="T19" style:family="text">
      <style:text-properties fo:font-weight="bold" officeooo:rsid="002c334f" style:font-weight-asian="bold" style:font-weight-complex="bold"/>
    </style:style>
    <style:style style:name="T20" style:family="text">
      <style:text-properties fo:font-weight="bold" officeooo:rsid="005d4f72" style:font-weight-asian="bold" style:font-weight-complex="bold"/>
    </style:style>
    <style:style style:name="T21" style:family="text">
      <style:text-properties fo:font-weight="bold" officeooo:rsid="0016d301" style:font-weight-asian="bold" style:font-weight-complex="bold"/>
    </style:style>
    <style:style style:name="T22" style:family="text">
      <style:text-properties fo:font-weight="bold" officeooo:rsid="007d7606" style:font-weight-asian="bold" style:font-weight-complex="bold"/>
    </style:style>
    <style:style style:name="T23" style:family="text">
      <style:text-properties fo:font-weight="bold" officeooo:rsid="00a1f3f9" style:font-weight-asian="bold" style:font-weight-complex="bold"/>
    </style:style>
    <style:style style:name="T24" style:family="text">
      <style:text-properties fo:font-weight="bold" officeooo:rsid="00b52929" style:font-weight-asian="bold" style:font-weight-complex="bold"/>
    </style:style>
    <style:style style:name="T25" style:family="text">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3d97c5" style:font-style-asian="normal" style:font-style-complex="normal"/>
    </style:style>
    <style:style style:name="T28" style:family="text">
      <style:text-properties fo:font-style="normal" officeooo:rsid="003ecd09" style:font-style-asian="normal" style:font-style-complex="normal"/>
    </style:style>
    <style:style style:name="T29" style:family="text">
      <style:text-properties fo:font-style="normal" officeooo:rsid="003d129e" style:font-style-asian="normal" style:font-style-complex="normal"/>
    </style:style>
    <style:style style:name="T30" style:family="text">
      <style:text-properties fo:font-style="normal" officeooo:rsid="00419ef2" style:font-style-asian="normal" style:font-style-complex="normal"/>
    </style:style>
    <style:style style:name="T31" style:family="text">
      <style:text-properties fo:font-style="normal" officeooo:rsid="004428dc" style:font-style-asian="normal" style:font-style-complex="normal"/>
    </style:style>
    <style:style style:name="T32" style:family="text">
      <style:text-properties fo:font-style="normal" officeooo:rsid="0044e184" style:font-style-asian="normal" style:font-style-complex="normal"/>
    </style:style>
    <style:style style:name="T33" style:family="text">
      <style:text-properties fo:font-style="normal" officeooo:rsid="00468bd2" style:font-style-asian="normal" style:font-style-complex="normal"/>
    </style:style>
    <style:style style:name="T34" style:family="text">
      <style:text-properties fo:font-style="normal" officeooo:rsid="00478c62" style:font-style-asian="normal" style:font-style-complex="normal"/>
    </style:style>
    <style:style style:name="T35" style:family="text">
      <style:text-properties fo:font-style="normal" officeooo:rsid="00484b1f" style:font-style-asian="normal" style:font-style-complex="normal"/>
    </style:style>
    <style:style style:name="T36" style:family="text">
      <style:text-properties fo:font-style="normal" officeooo:rsid="0049e0b4" style:font-style-asian="normal" style:font-style-complex="normal"/>
    </style:style>
    <style:style style:name="T37" style:family="text">
      <style:text-properties fo:font-style="normal" officeooo:rsid="004ba815" style:font-style-asian="normal" style:font-style-complex="normal"/>
    </style:style>
    <style:style style:name="T38" style:family="text">
      <style:text-properties fo:font-style="normal" officeooo:rsid="004e6b68" style:font-style-asian="normal" style:font-style-complex="normal"/>
    </style:style>
    <style:style style:name="T39" style:family="text">
      <style:text-properties fo:font-style="normal" officeooo:rsid="004eaed8" style:font-style-asian="normal" style:font-style-complex="normal"/>
    </style:style>
    <style:style style:name="T40" style:family="text">
      <style:text-properties fo:font-style="normal" officeooo:rsid="004fb9ba" style:font-style-asian="normal" style:font-style-complex="normal"/>
    </style:style>
    <style:style style:name="T41" style:family="text">
      <style:text-properties fo:font-style="normal" officeooo:rsid="004ff875" style:font-style-asian="normal" style:font-style-complex="normal"/>
    </style:style>
    <style:style style:name="T42" style:family="text">
      <style:text-properties fo:font-style="normal" officeooo:rsid="00511b0a" style:font-style-asian="normal" style:font-style-complex="normal"/>
    </style:style>
    <style:style style:name="T43" style:family="text">
      <style:text-properties fo:font-style="normal" officeooo:rsid="0051762b" style:font-style-asian="normal" style:font-style-complex="normal"/>
    </style:style>
    <style:style style:name="T44" style:family="text">
      <style:text-properties fo:font-style="normal" officeooo:rsid="005321e3" style:font-style-asian="normal" style:font-style-complex="normal"/>
    </style:style>
    <style:style style:name="T45" style:family="text">
      <style:text-properties fo:font-style="normal" officeooo:rsid="0053e6a2" style:font-style-asian="normal" style:font-style-complex="normal"/>
    </style:style>
    <style:style style:name="T46" style:family="text">
      <style:text-properties fo:font-style="normal" officeooo:rsid="0056ca12" style:font-style-asian="normal" style:font-style-complex="normal"/>
    </style:style>
    <style:style style:name="T47" style:family="text">
      <style:text-properties fo:font-style="normal" officeooo:rsid="0057cdc1" style:font-style-asian="normal" style:font-style-complex="normal"/>
    </style:style>
    <style:style style:name="T48" style:family="text">
      <style:text-properties fo:font-style="normal" officeooo:rsid="006a4c0a" style:font-style-asian="normal" style:font-style-complex="normal"/>
    </style:style>
    <style:style style:name="T49" style:family="text">
      <style:text-properties fo:font-style="normal" officeooo:rsid="006c6ad6" style:font-style-asian="normal" style:font-style-complex="normal"/>
    </style:style>
    <style:style style:name="T50" style:family="text">
      <style:text-properties fo:font-style="normal" officeooo:rsid="00657758" style:font-style-asian="normal" style:font-style-complex="normal"/>
    </style:style>
    <style:style style:name="T51" style:family="text">
      <style:text-properties fo:font-style="normal" officeooo:rsid="006c8a8e" style:font-style-asian="normal" style:font-style-complex="normal"/>
    </style:style>
    <style:style style:name="T52" style:family="text">
      <style:text-properties fo:font-style="normal" officeooo:rsid="007079df" style:font-style-asian="normal" style:font-style-complex="normal"/>
    </style:style>
    <style:style style:name="T53" style:family="text">
      <style:text-properties fo:font-style="normal" officeooo:rsid="007d7606" style:font-style-asian="normal" style:font-style-complex="normal"/>
    </style:style>
    <style:style style:name="T54" style:family="text">
      <style:text-properties fo:font-style="normal" officeooo:rsid="0083253c" style:font-style-asian="normal" style:font-style-complex="normal"/>
    </style:style>
    <style:style style:name="T55" style:family="text">
      <style:text-properties fo:font-style="normal" officeooo:rsid="0085482e" style:font-style-asian="normal" style:font-style-complex="normal"/>
    </style:style>
    <style:style style:name="T56" style:family="text">
      <style:text-properties fo:font-style="normal" officeooo:rsid="008613ff" style:font-style-asian="normal" style:font-style-complex="normal"/>
    </style:style>
    <style:style style:name="T57" style:family="text">
      <style:text-properties fo:font-style="normal" officeooo:rsid="0087402a" style:font-style-asian="normal" style:font-style-complex="normal"/>
    </style:style>
    <style:style style:name="T58" style:family="text">
      <style:text-properties fo:font-style="normal" officeooo:rsid="0088aa1e" style:font-style-asian="normal" style:font-style-complex="normal"/>
    </style:style>
    <style:style style:name="T59" style:family="text">
      <style:text-properties fo:font-style="normal" officeooo:rsid="00896c2d" style:font-style-asian="normal" style:font-style-complex="normal"/>
    </style:style>
    <style:style style:name="T60" style:family="text">
      <style:text-properties fo:font-style="normal" officeooo:rsid="008a23ef" style:font-style-asian="normal" style:font-style-complex="normal"/>
    </style:style>
    <style:style style:name="T61" style:family="text">
      <style:text-properties fo:font-style="normal" officeooo:rsid="008bc7d4" style:font-style-asian="normal" style:font-style-complex="normal"/>
    </style:style>
    <style:style style:name="T62" style:family="text">
      <style:text-properties fo:font-style="normal" officeooo:rsid="008ce22a" style:font-style-asian="normal" style:font-style-complex="normal"/>
    </style:style>
    <style:style style:name="T63" style:family="text">
      <style:text-properties fo:font-style="normal" officeooo:rsid="008e84e7" style:font-style-asian="normal" style:font-style-complex="normal"/>
    </style:style>
    <style:style style:name="T64" style:family="text">
      <style:text-properties fo:font-style="normal" officeooo:rsid="008fa4b4" style:font-style-asian="normal" style:font-style-complex="normal"/>
    </style:style>
    <style:style style:name="T65" style:family="text">
      <style:text-properties fo:font-style="normal" officeooo:rsid="00904dea" style:font-style-asian="normal" style:font-style-complex="normal"/>
    </style:style>
    <style:style style:name="T66" style:family="text">
      <style:text-properties fo:font-style="normal" officeooo:rsid="00906a0d" style:font-style-asian="normal" style:font-style-complex="normal"/>
    </style:style>
    <style:style style:name="T67" style:family="text">
      <style:text-properties fo:font-style="normal" officeooo:rsid="00918937" style:font-style-asian="normal" style:font-style-complex="normal"/>
    </style:style>
    <style:style style:name="T68" style:family="text">
      <style:text-properties fo:font-style="normal" officeooo:rsid="00970c60" style:font-style-asian="normal" style:font-style-complex="normal"/>
    </style:style>
    <style:style style:name="T69" style:family="text">
      <style:text-properties fo:font-style="normal" officeooo:rsid="00984f09" style:font-style-asian="normal" style:font-style-complex="normal"/>
    </style:style>
    <style:style style:name="T70" style:family="text">
      <style:text-properties fo:font-style="normal" officeooo:rsid="009b8132" style:font-style-asian="normal" style:font-style-complex="normal"/>
    </style:style>
    <style:style style:name="T71" style:family="text">
      <style:text-properties fo:font-style="normal" officeooo:rsid="00a1f3f9" style:font-style-asian="normal" style:font-style-complex="normal"/>
    </style:style>
    <style:style style:name="T72" style:family="text">
      <style:text-properties fo:font-style="normal" officeooo:rsid="00a241f4" style:font-style-asian="normal" style:font-style-complex="normal"/>
    </style:style>
    <style:style style:name="T73" style:family="text">
      <style:text-properties fo:font-style="normal" officeooo:rsid="00a2446c" style:font-style-asian="normal" style:font-style-complex="normal"/>
    </style:style>
    <style:style style:name="T74" style:family="text">
      <style:text-properties fo:font-style="normal" officeooo:rsid="00a3907c" style:font-style-asian="normal" style:font-style-complex="normal"/>
    </style:style>
    <style:style style:name="T75" style:family="text">
      <style:text-properties fo:font-style="normal" officeooo:rsid="002e6c90" style:font-style-asian="normal" style:font-style-complex="normal"/>
    </style:style>
    <style:style style:name="T76" style:family="text">
      <style:text-properties fo:font-style="normal" officeooo:rsid="00a47c2f" style:font-style-asian="normal" style:font-style-complex="normal"/>
    </style:style>
    <style:style style:name="T77" style:family="text">
      <style:text-properties fo:font-style="normal" officeooo:rsid="00a65fa0" style:font-style-asian="normal" style:font-style-complex="normal"/>
    </style:style>
    <style:style style:name="T78" style:family="text">
      <style:text-properties fo:font-style="normal" officeooo:rsid="00ab3109" style:font-style-asian="normal" style:font-style-complex="normal"/>
    </style:style>
    <style:style style:name="T79" style:family="text">
      <style:text-properties fo:font-style="normal" officeooo:rsid="00ae001e" style:font-style-asian="normal" style:font-style-complex="normal"/>
    </style:style>
    <style:style style:name="T80" style:family="text">
      <style:text-properties fo:font-style="normal" officeooo:rsid="001c30ae" style:font-style-asian="normal" style:font-style-complex="normal"/>
    </style:style>
    <style:style style:name="T81" style:family="text">
      <style:text-properties fo:font-style="normal" officeooo:rsid="001f8f8c" style:font-style-asian="normal" style:font-style-complex="normal"/>
    </style:style>
    <style:style style:name="T82" style:family="text">
      <style:text-properties fo:font-style="normal" officeooo:rsid="00202a7c" style:font-style-asian="normal" style:font-style-complex="normal"/>
    </style:style>
    <style:style style:name="T83" style:family="text">
      <style:text-properties fo:font-style="normal" officeooo:rsid="001e1325" style:font-style-asian="normal" style:font-style-complex="normal"/>
    </style:style>
    <style:style style:name="T84" style:family="text">
      <style:text-properties fo:font-style="normal" officeooo:rsid="00b35ec8" style:font-style-asian="normal" style:font-style-complex="normal"/>
    </style:style>
    <style:style style:name="T85" style:family="text">
      <style:text-properties fo:font-style="normal" officeooo:rsid="00b3d01a" style:font-style-asian="normal" style:font-style-complex="normal"/>
    </style:style>
    <style:style style:name="T86" style:family="text">
      <style:text-properties fo:font-style="normal" officeooo:rsid="0036654b" style:font-style-asian="normal" style:font-style-complex="normal"/>
    </style:style>
    <style:style style:name="T87" style:family="text">
      <style:text-properties fo:font-style="normal" officeooo:rsid="00bde585"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18e0ad" style:font-style-asian="normal" style:font-weight-asian="normal" style:font-style-complex="normal" style:font-weight-complex="normal"/>
    </style:style>
    <style:style style:name="T90" style:family="text">
      <style:text-properties fo:font-style="normal" fo:font-weight="normal" officeooo:rsid="005d4f72" style:font-style-asian="normal" style:font-weight-asian="normal" style:font-style-complex="normal" style:font-weight-complex="normal"/>
    </style:style>
    <style:style style:name="T91" style:family="text">
      <style:text-properties fo:font-style="normal" fo:font-weight="normal" officeooo:rsid="00a1f3f9" style:font-style-asian="normal" style:font-weight-asian="normal" style:font-style-complex="normal" style:font-weight-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fo:font-weight="bold" officeooo:rsid="001c30ae" style:font-style-asian="normal" style:font-weight-asian="bold" style:font-style-complex="normal" style:font-weight-complex="bold"/>
    </style:style>
    <style:style style:name="T94" style:family="text">
      <style:text-properties fo:font-style="normal" fo:font-weight="bold" officeooo:rsid="001bddeb" style:font-style-asian="normal" style:font-weight-asian="bold" style:font-style-complex="normal" style:font-weight-complex="bold"/>
    </style:style>
    <style:style style:name="T95" style:family="text">
      <style:text-properties fo:font-style="normal" fo:font-weight="bold" officeooo:rsid="00b477a9" style:font-style-asian="normal" style:font-weight-asian="bold" style:font-style-complex="normal" style:font-weight-complex="bold"/>
    </style:style>
    <style:style style:name="T96" style:family="text">
      <style:text-properties officeooo:rsid="0018e0ad"/>
    </style:style>
    <style:style style:name="T97" style:family="text">
      <style:text-properties officeooo:rsid="001ca231"/>
    </style:style>
    <style:style style:name="T98" style:family="text">
      <style:text-properties officeooo:rsid="001cf7f8"/>
    </style:style>
    <style:style style:name="T99" style:family="text">
      <style:text-properties officeooo:rsid="001ebe98"/>
    </style:style>
    <style:style style:name="T100" style:family="text">
      <style:text-properties officeooo:rsid="0020bc07"/>
    </style:style>
    <style:style style:name="T101" style:family="text">
      <style:text-properties officeooo:rsid="00235f4e"/>
    </style:style>
    <style:style style:name="T102" style:family="text">
      <style:text-properties officeooo:rsid="00253c69"/>
    </style:style>
    <style:style style:name="T103" style:family="text">
      <style:text-properties officeooo:rsid="002bea70"/>
    </style:style>
    <style:style style:name="T104" style:family="text">
      <style:text-properties officeooo:rsid="002c334f"/>
    </style:style>
    <style:style style:name="T105" style:family="text">
      <style:text-properties officeooo:rsid="002e6c90"/>
    </style:style>
    <style:style style:name="T106" style:family="text">
      <style:text-properties officeooo:rsid="002f8ee0"/>
    </style:style>
    <style:style style:name="T107" style:family="text">
      <style:text-properties officeooo:rsid="003011ab"/>
    </style:style>
    <style:style style:name="T108" style:family="text">
      <style:text-properties officeooo:rsid="00106d26"/>
    </style:style>
    <style:style style:name="T109" style:family="text">
      <style:text-properties officeooo:rsid="0037e593"/>
    </style:style>
    <style:style style:name="T110" style:family="text">
      <style:text-properties officeooo:rsid="003bac0b"/>
    </style:style>
    <style:style style:name="T111" style:family="text">
      <style:text-properties officeooo:rsid="003d129e"/>
    </style:style>
    <style:style style:name="T112" style:family="text">
      <style:text-properties officeooo:rsid="003d97c5"/>
    </style:style>
    <style:style style:name="T113" style:family="text">
      <style:text-properties officeooo:rsid="003ecd09"/>
    </style:style>
    <style:style style:name="T114" style:family="text">
      <style:text-properties officeooo:rsid="0042a1e4"/>
    </style:style>
    <style:style style:name="T115" style:family="text">
      <style:text-properties officeooo:rsid="0053e6a2"/>
    </style:style>
    <style:style style:name="T116" style:family="text">
      <style:text-properties officeooo:rsid="0056ca12"/>
    </style:style>
    <style:style style:name="T117" style:family="text">
      <style:text-properties officeooo:rsid="005a07b4"/>
    </style:style>
    <style:style style:name="T118" style:family="text">
      <style:text-properties officeooo:rsid="005d4f72"/>
    </style:style>
    <style:style style:name="T119" style:family="text">
      <style:text-properties officeooo:rsid="0016d301"/>
    </style:style>
    <style:style style:name="T120" style:family="text">
      <style:text-properties officeooo:rsid="0064b5f9"/>
    </style:style>
    <style:style style:name="T121" style:family="text">
      <style:text-properties officeooo:rsid="00669548"/>
    </style:style>
    <style:style style:name="T122" style:family="text">
      <style:text-properties officeooo:rsid="006a4c0a"/>
    </style:style>
    <style:style style:name="T123" style:family="text">
      <style:text-properties officeooo:rsid="007100f1"/>
    </style:style>
    <style:style style:name="T124" style:family="text">
      <style:text-properties officeooo:rsid="007557af"/>
    </style:style>
    <style:style style:name="T125" style:family="text">
      <style:text-properties officeooo:rsid="007752b3"/>
    </style:style>
    <style:style style:name="T126" style:family="text">
      <style:text-properties officeooo:rsid="007d7606"/>
    </style:style>
    <style:style style:name="T127" style:family="text">
      <style:text-properties officeooo:rsid="007e3bd1"/>
    </style:style>
    <style:style style:name="T128" style:family="text">
      <style:text-properties officeooo:rsid="007fd409"/>
    </style:style>
    <style:style style:name="T129" style:family="text">
      <style:text-properties officeooo:rsid="00828107"/>
    </style:style>
    <style:style style:name="T130" style:family="text">
      <style:text-properties officeooo:rsid="008ce22a"/>
    </style:style>
    <style:style style:name="T131" style:family="text">
      <style:text-properties officeooo:rsid="0091e4bb"/>
    </style:style>
    <style:style style:name="T132" style:family="text">
      <style:text-properties officeooo:rsid="0092f61f"/>
    </style:style>
    <style:style style:name="T133" style:family="text">
      <style:text-properties officeooo:rsid="00970c60"/>
    </style:style>
    <style:style style:name="T134" style:family="text">
      <style:text-properties officeooo:rsid="009a1ad8"/>
    </style:style>
    <style:style style:name="T135" style:family="text">
      <style:text-properties officeooo:rsid="009b8132"/>
    </style:style>
    <style:style style:name="T136" style:family="text">
      <style:text-properties officeooo:rsid="009eac25"/>
    </style:style>
    <style:style style:name="T137" style:family="text">
      <style:text-properties officeooo:rsid="00a01151"/>
    </style:style>
    <style:style style:name="T138" style:family="text">
      <style:text-properties officeooo:rsid="00a08b6d"/>
    </style:style>
    <style:style style:name="T139" style:family="text">
      <style:text-properties officeooo:rsid="00a1f3f9"/>
    </style:style>
    <style:style style:name="T140" style:family="text">
      <style:text-properties officeooo:rsid="00a6c11c"/>
    </style:style>
    <style:style style:name="T141" style:family="text">
      <style:text-properties officeooo:rsid="00ae001e"/>
    </style:style>
    <style:style style:name="T142" style:family="text">
      <style:text-properties officeooo:rsid="00b0cf38"/>
    </style:style>
    <style:style style:name="T143" style:family="text">
      <style:text-properties officeooo:rsid="00b16b4c"/>
    </style:style>
    <style:style style:name="T144" style:family="text">
      <style:text-properties officeooo:rsid="00b35616"/>
    </style:style>
    <style:style style:name="T145" style:family="text">
      <style:text-properties officeooo:rsid="00b727ca"/>
    </style:style>
    <style:style style:name="T146" style:family="text">
      <style:text-properties fo:font-size="10pt" fo:font-style="italic" officeooo:rsid="00b727ca" style:font-size-asian="10pt" style:font-style-asian="italic" style:font-size-complex="10pt" style:font-style-complex="italic"/>
    </style:style>
    <style:style style:name="T147" style:family="text">
      <style:text-properties fo:font-size="10pt" fo:font-style="italic" officeooo:rsid="00b918a4" style:font-size-asian="10pt" style:font-style-asian="italic" style:font-size-complex="10pt" style:font-style-complex="italic"/>
    </style:style>
    <style:style style:name="T148" style:family="text">
      <style:text-properties officeooo:rsid="00bbf2cd"/>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Title">Online community management as social network design: testing for the signature of management activities in online communities</text:p>
      <text:p text:style-name="Subtitle">Alberto Cottica <text:span text:style-name="T145">(1)</text:span>, Guy Melançon <text:span text:style-name="T145">(2)</text:span> and Benjamin Renoust <text:span text:style-name="T145">(3)</text:span></text:p>
      <text:p text:style-name="P80"><text:span text:style-name="T146">(1) University of Alicante; (2) University of Bordeaux; (3) Japanese National Informatics Institute. </text:span><text:span text:style-name="T147">Correspondence: alberto@cottica.net</text:span><text:span text:style-name="T145"> </text:span></text:p>
      <text:p text:style-name="P68"><text:span text:style-name="T24">2015-05-29 </text:span><text:span text:style-name="T18">Draft – please do not quote</text:span> </text:p>
      <text:p text:style-name="P66"><text:bookmark-start text:name="__RefHeading___Toc21465_1931310146"/>Abstract<text:bookmark-end text:name="__RefHeading___Toc21465_1931310146"/></text:p>
      <text:p text:style-name="P48">Online communities are used across several fields of human activities, as environments for large-scale collaboration. Most successful ones employ professionals, sometimes called “community managers” or “moderators”, for a variety of tasks including onboarding new participants, mediating conflict, and policing unwanted behaviour. </text:p>
      <text:p text:style-name="P48">Network scientists routinely model interaction across participants in online communities as social networks. We interpret the activity of community managers as network design: they take action oriented at shaping the network of interactions in a way conducive to their community's goals. It follows that, if such action is successful, we should be able to detect its signature in the network itself. </text:p>
      <text:p text:style-name="P48">Growing networks where links are allocated by a preferential attachment mechanism are known to converge to networks displaying a power law degree distribution. Growth and preferential attachment are both reasonable first-approximation assumptions to describe interaction networks in online communities. Our main hypothesis is that managed online communities are characterized by degree distributions that deviate from the power law form; such deviation constitutes the signature of successful community management. If true, this hypothesis would give us with a simple test for the effectiveness of community management practices. Our secondary hypothesis is that said deviation happens in a predictable way, once community management practices are accounted for.</text:p>
      <text:p text:style-name="P48">We proceed as follows. First, we examine empirical data on three online communities, two of which are known to be managed with the same goals and practices, whereas the third is known not to be. We run statistical tests of the null hypothesis that their degree distribution was generated by a power function; the test strongly rejects the null for the two managed communities, and does not reject it for the unmanaged one. This result is in agreement with our main hypothesis.</text:p>
      <text:p text:style-name="P48">Next, we investigate the impact of community management practices on the interaction network of online communities by simulation techniques. We build a model of interaction in an online community on which community management practices are enacted. We explore its evolution under the assumptions of growth, preferential attachment and presence of some of the most widespread online community management practices. We then discuss the effect of the model’s specification on the degree distribution of the simulated interaction network.</text:p>
      <text:p text:style-name="P8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2"><text:a xlink:type="simple" xlink:href="#__RefHeading___Toc24347_308376349" text:style-name="Index_20_Link" text:visited-style-name="Index_20_Link">1. Introduction<text:tab/>3</text:a></text:p>
          <text:p text:style-name="P92"><text:a xlink:type="simple" xlink:href="#__RefHeading___Toc7513_1020511040" text:style-name="Index_20_Link" text:visited-style-name="Index_20_Link">2. Literature survey<text:tab/>5</text:a></text:p>
          <text:p text:style-name="P92"><text:a xlink:type="simple" xlink:href="#__RefHeading___Toc7515_1020511040" text:style-name="Index_20_Link" text:visited-style-name="Index_20_Link">3. Material and methods<text:tab/>7</text:a></text:p>
          <text:p text:style-name="P93"><text:a xlink:type="simple" xlink:href="#__RefHeading___Toc24351_308376349" text:style-name="Index_20_Link" text:visited-style-name="Index_20_Link">3.1. Empirical data<text:tab/>7</text:a></text:p>
          <text:p text:style-name="P93"><text:a xlink:type="simple" xlink:href="#__RefHeading___Toc24353_308376349" text:style-name="Index_20_Link" text:visited-style-name="Index_20_Link">3.2. Experiment protocol<text:tab/>11</text:a></text:p>
          <text:p text:style-name="P93"><text:a xlink:type="simple" xlink:href="#__RefHeading___Toc24355_308376349" text:style-name="Index_20_Link" text:visited-style-name="Index_20_Link">3.3. The simulation model<text:tab/>12</text:a></text:p>
          <text:p text:style-name="P91"><text:a xlink:type="simple" xlink:href="#__RefHeading___Toc64318_1020511040" text:style-name="Index_20_Link" text:visited-style-name="Index_20_Link">Without onboarding<text:tab/>12</text:a></text:p>
          <text:p text:style-name="P91"><text:a xlink:type="simple" xlink:href="#__RefHeading___Toc64320_1020511040" text:style-name="Index_20_Link" text:visited-style-name="Index_20_Link">With onboarding<text:tab/>12</text:a></text:p>
          <text:p text:style-name="P92"><text:a xlink:type="simple" xlink:href="#__RefHeading___Toc24357_308376349" text:style-name="Index_20_Link" text:visited-style-name="Index_20_Link">4. Results<text:tab/>13</text:a></text:p>
          <text:p text:style-name="P93"><text:a xlink:type="simple" xlink:href="#__RefHeading___Toc21233_1931310146" text:style-name="Index_20_Link" text:visited-style-name="Index_20_Link">4.1. Goodness-of-fit of the power-law model<text:tab/>13</text:a></text:p>
          <text:p text:style-name="P93"><text:a xlink:type="simple" xlink:href="#__RefHeading___Toc21235_1931310146" text:style-name="Index_20_Link" text:visited-style-name="Index_20_Link">4.2. Lower bounds<text:tab/>16</text:a></text:p>
          <text:p text:style-name="P93"><text:a xlink:type="simple" xlink:href="#__RefHeading___Toc21629_1931310146" text:style-name="Index_20_Link" text:visited-style-name="Index_20_Link">4.3 Exponents<text:tab/>17</text:a></text:p>
          <text:p text:style-name="P92"><text:a xlink:type="simple" xlink:href="#__RefHeading___Toc7517_1020511040" text:style-name="Index_20_Link" text:visited-style-name="Index_20_Link">5. Discussion<text:tab/>18</text:a></text:p>
          <text:p text:style-name="P93"><text:a xlink:type="simple" xlink:href="#__RefHeading___Toc21237_1931310146" text:style-name="Index_20_Link" text:visited-style-name="Index_20_Link">5.1. Accounting for degree distribution shape in the interaction networks of online communities<text:tab/>18</text:a></text:p>
          <text:p text:style-name="P93"><text:a xlink:type="simple" xlink:href="#__RefHeading___Toc21239_1931310146" text:style-name="Index_20_Link" text:visited-style-name="Index_20_Link"><text:span text:style-name="T26">5.</text:span></text:a><text:a xlink:type="simple" xlink:href="#__RefHeading___Toc21239_1931310146" text:style-name="Index_20_Link" text:visited-style-name="Index_20_Link"><text:span text:style-name="T26">2. Limitations</text:span></text:a><text:a xlink:type="simple" xlink:href="#__RefHeading___Toc21239_1931310146" text:style-name="Index_20_Link" text:visited-style-name="Index_20_Link"><text:tab/>19</text:a></text:p>
          <text:p text:style-name="P93"><text:a xlink:type="simple" xlink:href="#__RefHeading___Toc21467_1931310146" text:style-name="Index_20_Link" text:visited-style-name="Index_20_Link"><text:span text:style-name="T26">5.3. Directions for f</text:span></text:a><text:a xlink:type="simple" xlink:href="#__RefHeading___Toc21467_1931310146" text:style-name="Index_20_Link" text:visited-style-name="Index_20_Link"><text:span text:style-name="T26">urther research</text:span></text:a><text:a xlink:type="simple" xlink:href="#__RefHeading___Toc21467_1931310146" text:style-name="Index_20_Link" text:visited-style-name="Index_20_Link"><text:tab/>20</text:a></text:p>
          <text:p text:style-name="P92"><text:a xlink:type="simple" xlink:href="#__RefHeading___Toc24359_308376349" text:style-name="Index_20_Link" text:visited-style-name="Index_20_Link">Appendix<text:tab/>21</text:a></text:p>
          <text:p text:style-name="P91"><text:a xlink:type="simple" xlink:href="#__RefHeading___Toc64322_1020511040" text:style-name="Index_20_Link" text:visited-style-name="Index_20_Link">A1. Testing for goodness-of-fit of a power law distribution<text:tab/>21</text:a></text:p>
          <text:p text:style-name="P91"><text:a xlink:type="simple" xlink:href="#__RefHeading___Toc6690_1903800968" text:style-name="Index_20_Link" text:visited-style-name="Index_20_Link">A.2 Choosing parameter values<text:tab/>22</text:a></text:p>
          <text:p text:style-name="P91"><text:a xlink:type="simple" xlink:href="#__RefHeading___Toc64324_1020511040" text:style-name="Index_20_Link" text:visited-style-name="Index_20_Link">A.3 Software stack<text:tab/>23</text:a></text:p>
          <text:p text:style-name="P92"><text:a xlink:type="simple" xlink:href="#__RefHeading___Toc6872_1903800968" text:style-name="Index_20_Link" text:visited-style-name="Index_20_Link">Acknowledgements<text:tab/>23</text:a></text:p>
          <text:p text:style-name="P92"><text:a xlink:type="simple" xlink:href="#__RefHeading___Toc21243_1931310146" text:style-name="Index_20_Link" text:visited-style-name="Index_20_Link">References<text:tab/>24</text:a></text:p>
        </text:index-body>
      </text:table-of-content>
      <text:p text:style-name="P67"/>
      <text:h text:style-name="P131" text:outline-level="1"><text:bookmark-start text:name="__RefHeading___Toc24347_308376349"/><text:span text:style-name="T109">1. </text:span>Introduction<text:bookmark-end text:name="__RefHeading___Toc24347_308376349"/></text:h>
      <text:p text:style-name="Text_20_body">Online communities are used to aggregate and process information dispersed across many individuals. Pioneered in the 1980s, they have become more widespread with mass adoption of the Internet, and are now used across many different contexts in business [<text:span text:style-name="T115">24</text:span>, <text:span text:style-name="T115">38</text:span>], politics and public decision making [<text:span text:style-name="T115">33</text:span>, <text:span text:style-name="T1">30</text:span>, <text:span text:style-name="T115">13</text:span>], expertise sharing [<text:span text:style-name="T115">33</text:span>, <text:span text:style-name="T115">41</text:span>, <text:span text:style-name="T115">35</text:span>], and education [2<text:span text:style-name="T1">6</text:span>]. Most online communities lack a central command structure; despite this, many display remarkably coherent behaviour, and have proven effective at large tasks like writing the largest encyclopedia in human history (Wikipedia), providing an always-on free helpline for software engineering problems (StackOverflow), or building a detailed map of planet Earth (OpenStreetMap) [<text:span text:style-name="T115">35</text:span>]. </text:p>
      <text:p text:style-name="Text_20_body">Organizations running online communities typically employ community managers, tasked with encouraging participation and resolving conflict: this practice is almost as old as online communities themselves and predates the Internet [<text:span text:style-name="T115">33</text:span>], although it has become much more widespread as Internet access became a mass phenomenon. Though most participants to online communities are unpaid and answer to no one, a small number of them (only one or two in the smaller communities, many more in the larger ones) will recognize some central command, and carry out its directives. We shall henceforth call such directives “policies”. </text:p>
      <text:p text:style-name="Text_20_body">Putting in place management policies for online communities is costly. Professional community managers need to be recruited, trained and paid; software tools to monitor communities and make their work possible need to be developed and maintained. This raises the question of <text:span text:style-name="T2">why</text:span><text:span text:style-name="T26"> organisations running online communities choose certain policies, and not others. A full investigation of this matter is outside the scope of this paper; however, in what follows we outline </text:span><text:span text:style-name="T80">and </text:span><text:span text:style-name="T84">briefly </text:span><text:span text:style-name="T80">discuss</text:span><text:span text:style-name="T26"> the set of assumptions that underpin our investigation. </text:span></text:p>
      <text:list xml:id="list458955073046018689" text:style-name="L1">
        <text:list-item>
          <text:p text:style-name="P98"><text:span text:style-name="T88">In line with the network science approach to online communities, </text:span><text:span text:style-name="T92">we model online communities as social networks of interactions across participants</text:span><text:span text:style-name="T88">. </text:span></text:p>
        </text:list-item>
        <text:list-item>
          <text:p text:style-name="P98"><text:span text:style-name="T93">W</text:span><text:span text:style-name="T94">e </text:span><text:span text:style-name="T93">assume</text:span><text:span text:style-name="T94"> that</text:span><text:span text:style-name="T93"> organisations can be modelled as economic agents maximizing some objective function</text:span><text:span text:style-name="T80">. The target variable being maximized can be profit (for online communities run by commercial companies); or welfare (for online communities run by governments or other nonprofit entities); or some combination of the two. </text:span></text:p>
        </text:list-item>
        <text:list-item>
          <text:p text:style-name="P98"><text:span text:style-name="T92">We assume that the topology of the interaction network characteristic of online communities affects their ability to contribute to the maximisation of the target variable</text:span><text:span text:style-name="T26">. </text:span><text:span text:style-name="T81">Indications that this assumpion might be reasonable are not difficult to find in the literature. </text:span><text:span text:style-name="T82">Some e</text:span><text:span text:style-name="T81">xample</text:span><text:span text:style-name="T82">s</text:span><text:span text:style-name="T81">:</text:span></text:p>
        </text:list-item>
      </text:list>
      <text:list xml:id="list6978985939008329342" text:style-name="L2">
        <text:list-item>
          <text:list>
            <text:list-item>
              <text:p text:style-name="P99"><text:span text:style-name="T82">W</text:span><text:span text:style-name="T81">hen IBM decided to contribute to the development of the open source operating system Linux, it decided to unplug the project team from IBM's corporate communication network, and instructed them to adopt the communication tools of the Linux community instead. This radical reshaping of IBM's interaction network is reported to have had a great impact on the productivity of IBM programmers involved in that effort [38]. </text:span></text:p>
            </text:list-item>
            <text:list-item>
              <text:p text:style-name="P100"><text:span text:style-name="T26">American IT service company Geek Squad shelved their elaborate in-house design </text:span><text:soft-page-break/><text:span text:style-name="T26">collaboration platform as their staff self-organized on an existing, third-party virtual hangout space [38]</text:span><text:span text:style-name="T26"><text:note text:id="ftn1" text:note-class="footnote"><text:note-citation>1</text:note-citation><text:note-body><text:p text:style-name="P86">This consisted of a Massive Multiplayer Online Playing Game called Battlefield 2 in combination with a chat. The chat carried the actual professional interaction (“How do you reset the password on a Linksys router?”), whereas Battlefield 2 functioned as a “social magnet”, restructuring online interaction from asynchronous to synchronous.</text:p></text:note-body></text:note></text:span><text:span text:style-name="T26">. </text:span></text:p>
            </text:list-item>
            <text:list-item>
              <text:p text:style-name="P99"><text:span text:style-name="T81">M</text:span><text:span text:style-name="T26">ainstream social networks like Facebook are constantly “rewiring” the interaction network across their users to ensure ever more of of them whatch ever more, better targeted and more effective ads, therefore enhancing their revenue </text:span><text:span text:style-name="T87">[34]</text:span><text:span text:style-name="T26">. <text:s/></text:span></text:p>
            </text:list-item>
          </text:list>
        </text:list-item>
      </text:list>
      <text:list xml:id="list221504605514123" text:continue-list="list458955073046018689" text:style-name="L1">
        <text:list-item>
          <text:p text:style-name="P98"><text:span text:style-name="T92">We assume that such organisation</text:span><text:span text:style-name="T95">s</text:span><text:span text:style-name="T92"> choose their policies as follows</text:span><text:span text:style-name="T26">: </text:span></text:p>
        </text:list-item>
      </text:list>
      <text:list xml:id="list4607837727172608454" text:style-name="L3">
        <text:list-item>
          <text:list>
            <text:list-item>
              <text:p text:style-name="P101"><text:span text:style-name="T80">Solve their maximisation problem over network topology. This yields a vector of desired network characteristics, where “desired” means that those characteristics define a maximum of the objective function. These solutions will have the form “In order to best meet our ultimate [profit or welfare] goals, the interaction network in our online community should be in state </text:span><text:span text:style-name="T80"><draw:frame draw:style-name="fr1" draw:name="Object112" text:anchor-type="as-char" svg:y="-2.26mm" svg:width="4.82mm" svg:height="2.5mm" draw:z-index="0"><draw:object xlink:href="./Object 112" xlink:type="simple" xlink:show="embed" xlink:actuate="onLoad"/><draw:image xlink:href="./ObjectReplacements/Object 112" xlink:type="simple" xlink:show="embed" xlink:actuate="onLoad"/><svg:desc>formula</svg:desc></draw:frame></text:span><text:span text:style-name="T80">“, </text:span><text:span text:style-name="T83">where </text:span><text:span text:style-name="T83"><draw:frame draw:style-name="fr1" draw:name="Object113" text:anchor-type="as-char" svg:y="-2.26mm" svg:width="4.82mm" svg:height="2.5mm" draw:z-index="1"><draw:object xlink:href="./Object 113" xlink:type="simple" xlink:show="embed" xlink:actuate="onLoad"/><draw:image xlink:href="./ObjectReplacements/Object 113" xlink:type="simple" xlink:show="embed" xlink:actuate="onLoad"/><svg:desc>formula</svg:desc></draw:frame></text:span><text:span text:style-name="T83"> is a vector of topology-related parameters.</text:span></text:p>
            </text:list-item>
            <text:list-item>
              <text:p text:style-name="P101"><text:span text:style-name="T26">Derive a course of action that community managers could take to change the network away from its present state </text:span><text:span text:style-name="T26"><draw:frame draw:style-name="fr1" draw:name="Object114" text:anchor-type="as-char" svg:y="-2.26mm" svg:width="6.14mm" svg:height="3.79mm" draw:z-index="2"><draw:object xlink:href="./Object 114" xlink:type="simple" xlink:show="embed" xlink:actuate="onLoad"/><draw:image xlink:href="./ObjectReplacements/Object 114" xlink:type="simple" xlink:show="embed" xlink:actuate="onLoad"/><svg:desc>formula</svg:desc></draw:frame></text:span><text:span text:style-name="T26">to the desired state </text:span><text:span text:style-name="T26"><draw:frame draw:style-name="fr1" draw:name="Object115" text:anchor-type="as-char" svg:y="-2.26mm" svg:width="4.82mm" svg:height="2.5mm" draw:z-index="3"><draw:object xlink:href="./Object 115" xlink:type="simple" xlink:show="embed" xlink:actuate="onLoad"/><draw:image xlink:href="./ObjectReplacements/Object 115" xlink:type="simple" xlink:show="embed" xlink:actuate="onLoad"/><svg:desc>formula</svg:desc></draw:frame></text:span><text:span text:style-name="T26">.</text:span></text:p>
            </text:list-item>
            <text:list-item>
              <text:p text:style-name="P101"><text:span text:style-name="T26">Encode such course of action in a set of simple instructions for community managers to execute. Computer scientists might think of such instructions as </text:span><text:span text:style-name="T2">algorithms</text:span><text:span text:style-name="T26">; economists call them </text:span><text:span text:style-name="T2">mechanisms;</text:span><text:span text:style-name="T26"> professional online community managers call them </text:span><text:span text:style-name="T2">policies. </text:span><text:span text:style-name="T26">In this paper we use this third term. </text:span></text:p>
            </text:list-item>
          </text:list>
        </text:list-item>
      </text:list>
      <text:p text:style-name="Text_20_body"><text:span text:style-name="T26">All this implies that the decision to deploy a particular policy on an online community is </text:span><text:span text:style-name="T85">very sophisticated indeed. It requires an understanding of how the shape of the interaction network within the community affects the organization's ultimate goals; therefore, to a first approximation, it can be understood as a network design exercise. And yet, interaction networks in online communities cannot really be designed; they are the result of many independent decisions, made by individuals who do not respond to the organisation's command structure. Interaction networks are, to a large extent, emergent. We conclude that an online community management policy is best understood as an attempt to “lead”, “influence”, “accompany”, “nudge” emergent social dynamics (these words are all <text:s/>frequent among online community management professionals); to use a more synthetic expresson, it can be best understood as the attempt to </text:span><text:span text:style-name="T15">design for emergence</text:span><text:span text:style-name="T85">. Its paradoxical nature is at the heart of its appeal. </text:span></text:p>
      <text:p text:style-name="P13">In the paper, we do not attempt to model the whole chain of decision starting from the maximization problem at step 2. Our work starts where that chain ends: we are interested in detecting the mathematical signature of one particular policy, onboarding, in the network topology. Our approach, however, does rest on the idea that organisations running online communities are trying to superimpose an element of design onto the emergent social dynamics characteirizing them; that they are doing this according to a plan, which involved solving an optimisation problem; and that such plan is formulated in terms of a desired network shape. </text:p>
      <text:p text:style-name="P78"><text:soft-page-break/>We consider a <text:span text:style-name="T109">policy</text:span> called <text:span text:style-name="T2">onboarding</text:span>, perhaps one of the simplest and most common in online community management [<text:span text:style-name="T115">33</text:span>, <text:span text:style-name="T115">35</text:span>]<text:note text:id="ftn2" text:note-class="footnote"><text:note-citation>2</text:note-citation><text:note-body><text:p text:style-name="P85">Katherina Fake, founder of Flickr, a popular website to share photographs, is reported to have deployed the company's employees as the website's first users and the initial core of its community. According to her “We learned you have to greet the first ten thousand users personally”. [2<text:span text:style-name="T1">5</text:span>]</text:p></text:note-body></text:note>. As a new participant becomes active (for example by posting her first post, or commenting somebody else’s post for the first time), professional community managers are instructed to leave her a comment that contains (a) friendly, positive feedback and (b) suggestions to engage with other, existing participants that she might have interests in common with. A new participants, after her first contribution, would get a comment like this by one of the moderators:</text:p>
      <text:p text:style-name="P90">Welcome, Alice! That was a very interesting point. It definitely resonates with my own experience in the field. In our community, the people who are most involved in the matter are Bob [link] and Charlie [link]. You might be interested in this post [link] by Bob, where he relates his own experience: if you leave him a comment, I am sure an interesting conversation will ensue.</text:p>
      <text:p text:style-name="P78">If the new participant engages (by replying or asking a question), she gets another message (an acknowledgement or an answer); after that, the new participant is generally considered onboarded, and is not made the object of any special attention.</text:p>
      <text:p text:style-name="P79"><text:span text:style-name="T26">This paper considers the issue of why organizations running online communities invest considerable resources in onboarding, and how can they determine whether their investment has been productive. We </text:span><text:span text:style-name="T86">do so by modeling online conversations as social networks of interactions across participants, and looking for the effect that onboarding has on the topology of those networks.</text:span></text:p>
      <text:p text:style-name="P38">Section 2 briefly examines the two strands of literature that we mostly draw upon. Section 3 presents some data from real-world online communities; then proceeds to describe our main experiment, based on a computer simulation of interaction in online communities with and without onboarding. Section 4 presents the experiment's results. Section 5 discusses them.</text:p>
      <text:h text:style-name="P127" text:outline-level="1"><text:bookmark-start text:name="__RefHeading___Toc7513_1020511040"/><text:span text:style-name="T109">2. </text:span>Literature survey<text:bookmark-end text:name="__RefHeading___Toc7513_1020511040"/></text:h>
      <text:p text:style-name="P39"><text:span text:style-name="T109">The extraordinary successes of online communities in deploying large-scale, decentralized projects has led many scholars to conjecture that online communities exhibit emergent behavior, and called such behavior </text:span><text:span text:style-name="T5">collective intelligence</text:span><text:span text:style-name="T108">, after an influential book by Pierre Lévy [22]. This name was adopted by a research community that aims at providing tools for better collective sense- and decision making such as argument maps (representations of the logical structure of a debate, with all redundancy eliminated) [36] and attention-mediation metrics (indicators that signal what, in an online debate, is worthiest reading and responding to. The number of Likes on Facebook is one such metric) [19]. </text:span></text:p>
      <text:p text:style-name="P71">Collective intelligence scholars acknowledge the existence and importance of online community management practices – indeed, they have tried for some time to systematize it [7, 15] and <text:soft-page-break/>produce technological innovation to support it [14]. An important part of their research program aims to better equip community managers to carry out this work; for example, argument maps are advocated on the basis that the effort to build them will engage more users in the debate, and will do so more effectively than competing engagement techniques [36]. These tools are meant to facilitate and encourage participation to online communities, to make it easier for individuals to extract knowledge from them.</text:p>
      <text:p text:style-name="P11">Starting in the 2000s, online communities became the object of another line of enquiry, stemming from network science. Network representation of relationships across groups of humans has yielded considerable insights in social sciences since the work of the sociometrists in the 1930s, and continues to do so; phenomena like effective spread of information, innovation adoption, <text:span text:style-name="T140">and</text:span> brokerage have all been addressed in a network perspective [<text:span text:style-name="T1">8</text:span>, <text:span text:style-name="T1">9</text:span>]. As new datasets encoding human interaction became available, many online communities came to be represented as social networks. This was the case for social networking sites, like Facebook [2<text:span text:style-name="T1">3</text:span>, <text:span text:style-name="T116">29</text:span>]; microblogging platform like Twitter [<text:span text:style-name="T1">20</text:span>, 1<text:span text:style-name="T1">8</text:span>, <text:span text:style-name="T116">17</text:span>]; news-sharing services like Digg [<text:span text:style-name="T116">17</text:span>]; collaborative editing projects like Wikipedia [<text:span text:style-name="T116">21</text:span>]; discussion forums like the Java forum [<text:span text:style-name="T116">41</text:span>]; and bug reporting services for software developers like Bugzilla [<text:span text:style-name="T1">40</text:span>]). Generally, such network<text:span text:style-name="T140">s</text:span> represent participants as nodes. Edges represent a relationship or interaction which varies according to the nature of the online community in question: <text:span text:style-name="T2">friendship</text:span> for Facebook; <text:span text:style-name="T2">follower-followed</text:span> relationship, <text:span text:style-name="T2">retweet</text:span> or <text:span text:style-name="T2">mention</text:span> in Twitter; <text:span text:style-name="T2">vote</text:span> or <text:span text:style-name="T2">comment</text:span> in Digg and the Java forum; <text:span text:style-name="T2">talk</text:span> in Wikipedia; <text:span text:style-name="T2">comment</text:span> in Bugzilla. </text:p>
      <text:p text:style-name="P11"><text:span text:style-name="T144">In contrast to collective intelligence scholars, network scientists typically do not address the issue of community management, and treat social networks drawn from online interaction as fully emergent. In this paper, w</text:span>e employ <text:span text:style-name="T142">a network approach</text:span> to investigate the issue of whether the work of community managers leaves a footprint detectable by quantitative analysis, and of what kind. By doing so, we seek to make community management practices easier and more accountable to monitor, with a view of making online communities better at achieving their goals, be them maintaining an encyclopedia or collectively writing a new constitution. </text:p>
      <text:p text:style-name="P10"><text:span text:style-name="T110">In particular</text:span>, we exploit a result from the theory of evolving networks. This substantial branch of the literature on networks originates from seminal work by Barabási and Albert [<text:span text:style-name="T116">4</text:span>] in 1999. Departing from previous network theory work, they observe that most networks in nature grow over time, with new nodes adding themselves to the network; and that new nodes do normally not connect to existing nodes with equal probability, but rather prefer to link to nodes that are already highly connected. They then show that the assumption of growth and preferential attachment, when taken together, result in a network whose degree distribution converges to a power law: </text:p>
      <text:p text:style-name="P10"><draw:frame draw:style-name="fr1" draw:name="Object2" text:anchor-type="as-char" svg:y="-3.86mm" svg:width="19.72mm" svg:height="5.08mm" draw:z-index="4"><draw:object xlink:href="./Object 2" xlink:type="simple" xlink:show="embed" xlink:actuate="onLoad"/><draw:image xlink:href="./ObjectReplacements/Object 2" xlink:type="simple" xlink:show="embed" xlink:actuate="onLoad"/></draw:frame></text:p>
      <text:p text:style-name="P10">This result holds for any network that displays growth and preferential attachment, and the exponent is shown to be analytically equal to 3 [<text:span text:style-name="T116">4</text:span>, <text:span text:style-name="T116">5</text:span>]. <text:s/>The model was later generalized by Dorogovtsev and Mendes to allow for non-preferential attachment to coexist with preferential attachment; new edges forming between existing nodes; and for some nodes to be more attractive than others. The generalized model was shown to converge to a power law with exponent ranging from 2 to infinity. This prediction was confirmed across a broad range of <text:soft-page-break/>networks, including many social networks [<text:span text:style-name="T116">16</text:span>].</text:p>
      <text:p text:style-name="P10">With a view to this goal, we propose that Dorogovtsev’s and Mendes’s result [<text:span text:style-name="T116">16</text:span>] holds for interaction in online communities, too. More explicitly, we assume that the network representing interaction in an online community, left to its own device – in the absence of <text:span text:style-name="T17">community management </text:span>polic<text:span text:style-name="T17">ies</text:span>, will converge to a degree distribution that follows a power law with exponent 2 or larger. We then use this prediction as a baseline state. A policy successfully enacted on the online community, with community managers being instructed to execute certain tasks, will result in its degree distribution deviating from the baseline power law in predictable ways. Such deviation can be interpreted as the signature that the policy is working well. </text:p>
      <text:p text:style-name="P10">The most important one difficulty in this method is the absence <text:span text:style-name="T137">o</text:span>f a counterfactual: if a policy is enacted in the online community, the baseline degree distribution corresponding to the absence of the policy is not observable, and viceversa. This rules out a direct proof that the policy “works”. Instead, we proceed as follows: </text:p>
      <text:list xml:id="list8801691357797196385" text:style-name="L4">
        <text:list-item>
          <text:p text:style-name="P102">We initially examine data from three small online communities. Two of them deploy an active policy to welcome new members and integrate them with the incumbent ones <text:span text:style-name="T16">(a practice sometimes called </text:span><text:span text:style-name="T3">onboarding</text:span><text:span text:style-name="T16">)</text:span>, while the third one does not. We observe that, indeed, the shape of the degree distribution of the first two differs from that of the third. <text:s/></text:p>
        </text:list-item>
        <text:list-item>
          <text:p text:style-name="P103"><text:span text:style-name="T16">W</text:span>e <text:span text:style-name="T16">propose an experiment protocol to determine whether onboarding policies can explain the differences observed between the degree distributions of the first two online communities and that of the third one. </text:span></text:p>
        </text:list-item>
        <text:list-item>
          <text:p text:style-name="P104">We simulate the growth of online communities by means of a computer model. Variants to the model cover the relevant cases: the absence of onboarding policies and their presence, with varying degrees of effectiveness. </text:p>
        </text:list-item>
        <text:list-item>
          <text:p text:style-name="P104">We run the experiment protocol against the degree distributions generated by the computer model, and discuss its results.</text:p>
        </text:list-item>
      </text:list>
      <text:h text:style-name="P13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Helvetica Neue1" svg:font-family="'Helvetica Neue'" style:font-adornments="Light" style:font-pitch="variable"/>
    <style:font-face style:name="Helvetica Neue" svg:font-family="'Helvetica Neu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4.99mm" fo:margin-bottom="0mm" loext:contextual-spacing="false"/>
      <style:text-properties style:font-name="Helvetica Neue" fo:font-family="'Helvetica Neue'"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Title" style:family="paragraph" style:parent-style-name="Heading" style:next-style-name="Text_20_body" style:class="chapter">
      <style:paragraph-properties fo:text-align="justify" style:justify-single-word="false"/>
      <style:text-properties fo:font-size="1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style:page-number="auto"/>
      <style:text-properties fo:font-size="120%" fo:font-weight="bold" style:font-size-asian="130%" style:font-weight-asian="bold" style:font-size-complex="130%" style:font-weight-complex="bold"/>
    </style:style>
    <style:style style:name="Quotations" style:family="paragraph" style:parent-style-name="Standard" style:class="html">
      <style:paragraph-properties fo:margin-left="10mm" fo:margin-right="10mm" fo:margin-top="4.99mm" fo:margin-bottom="4.99mm" loext:contextual-spacing="false" fo:text-indent="0mm" style:auto-text-indent="false"/>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style:font-name="Helvetica Neue1" fo:font-family="'Helvetica Neue'" style:font-style-name="Light" style:font-pitch="variable" fo:font-size="12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1pt" fo:font-style="normal" fo:font-weight="250"/>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Numbering_20_3_20_Start" style:display-name="Numbering 3 Start" style:family="paragraph" style:parent-style-name="List" style:next-style-name="Numbering_20_3" style:class="list">
      <style:paragraph-properties fo:margin-left="19.05mm" fo:margin-right="0mm" fo:margin-top="4.23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MT1" style:family="text">
      <style:text-properties officeooo:rsid="00957264"/>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7</text:page-number></text:span><text:span text:style-name="MT1"> of </text:span><text:span text:style-name="MT1"><text:page-count>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ottica</meta:initial-creator>
    <meta:creation-date>2015-05-03T09:42:03.162804000</meta:creation-date>
    <meta:generator>LibreOffice/4.4.3.2$MacOSX_X86_64 LibreOffice_project/88805f81e9fe61362df02b9941de8e38a9b5fd16</meta:generator>
    <dc:date>2015-06-14T22:15:04.236314000</dc:date>
    <dc:creator>Alberto Cottica</dc:creator>
    <meta:editing-duration>P3DT2H8M3S</meta:editing-duration>
    <meta:editing-cycles>114</meta:editing-cycles>
    <meta:document-statistic meta:table-count="0" meta:image-count="0" meta:object-count="5" meta:page-count="7" meta:paragraph-count="71" meta:word-count="2857" meta:character-count="18729" meta:non-whitespace-character-count="15921"/>
  </office:meta>
</office:document-meta>
</file>

<file path=Object 112/content.xml><?xml version="1.0" encoding="utf-8"?>
<math xmlns="http://www.w3.org/1998/Math/MathML" display="block">
  <semantics>
    <mi mathvariant="normal">σ</mi>
    <annotation encoding="StarMath 5.0">%sigma</annotation>
  </semantics>
</math>
</file>

<file path=Object 113/content.xml><?xml version="1.0" encoding="utf-8"?>
<math xmlns="http://www.w3.org/1998/Math/MathML" display="block">
  <semantics>
    <mi mathvariant="normal">σ</mi>
    <annotation encoding="StarMath 5.0">%sigma</annotation>
  </semantics>
</math>
</file>

<file path=Object 114/content.xml><?xml version="1.0" encoding="utf-8"?>
<math xmlns="http://www.w3.org/1998/Math/MathML" display="block">
  <semantics>
    <msub>
      <mi mathvariant="normal">σ</mi>
      <mn>0</mn>
    </msub>
    <annotation encoding="StarMath 5.0">%sigma_{0}</annotation>
  </semantics>
</math>
</file>

<file path=Object 115/content.xml><?xml version="1.0" encoding="utf-8"?>
<math xmlns="http://www.w3.org/1998/Math/MathML" display="block">
  <semantics>
    <mi mathvariant="normal">σ</mi>
    <annotation encoding="StarMath 5.0">%sigma</annotation>
  </semantics>
</math>
</file>

<file path=Object 2/content.xml><?xml version="1.0" encoding="utf-8"?>
<math xmlns="http://www.w3.org/1998/Math/MathML" display="block">
  <semantics>
    <mrow>
      <mi>P</mi>
      <mrow>
        <mrow>
          <mo fence="true" stretchy="false">(</mo>
          <mrow>
            <mi>k</mi>
          </mrow>
          <mo fence="true" stretchy="false">)</mo>
        </mrow>
        <mo stretchy="false">∼</mo>
        <msup>
          <mi>k</mi>
          <mrow>
            <mo stretchy="false">−</mo>
            <mi mathvariant="normal">γ</mi>
          </mrow>
        </msup>
      </mrow>
    </mrow>
    <annotation encoding="StarMath 5.0">P(k) sim k^{- %gamma }   </annotation>
  </semantics>
</math>
</file>